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Data^2</text:p>
          </table:table-cell>
          <table:table-cell office:value-type="string" calcext:value-type="string">
            <text:p>Data^3</text:p>
          </table:table-cell>
          <table:table-cell office:value-type="string" calcext:value-type="string">
            <text:p>test skew</text:p>
          </table:table-cell>
          <table:table-cell office:value-type="string" calcext:value-type="string">
            <text:p>testvar</text:p>
          </table:table-cell>
          <table:table-cell/>
        </table:table-row>
        <table:table-row table:style-name="ro1">
          <table:table-cell table:number-columns-repeated="2" office:value-type="float" office:value="5.453956" calcext:value-type="float">
            <text:p>5.453956</text:p>
          </table:table-cell>
          <table:table-cell table:formula="of:=AVERAGE([.B2:.B37])" office:value-type="float" office:value="3.52221830555556" calcext:value-type="float">
            <text:p>3.5222183056</text:p>
          </table:table-cell>
          <table:table-cell table:formula="of:=SKEW([.B2:.B37])" office:value-type="float" office:value="-0.0458872858943738" calcext:value-type="float">
            <text:p>-0.0458872859</text:p>
          </table:table-cell>
          <table:table-cell table:formula="of:=STDEV([.B2:.B37])" office:value-type="float" office:value="1.40029238272959" calcext:value-type="float">
            <text:p>1.4002923827</text:p>
          </table:table-cell>
          <table:table-cell table:formula="of:=VAR([.B2:.B37])" office:value-type="float" office:value="1.9608187571305" calcext:value-type="float">
            <text:p>1.9608187571</text:p>
          </table:table-cell>
          <table:table-cell table:formula="of:=[.B2]*[.B2]" office:value-type="float" office:value="29.745636049936" calcext:value-type="float">
            <text:p>29.7456360499</text:p>
          </table:table-cell>
          <table:table-cell table:formula="of:=[.B2]*[.B2]*[.B2]" office:value-type="float" office:value="162.231390208365" calcext:value-type="float">
            <text:p>162.2313902084</text:p>
          </table:table-cell>
          <table:table-cell table:formula="of:=([.H39]-POWER([.C2];3)-3*[.C2]*[.F4])/POWER([.F4];1.5)" office:value-type="float" office:value="-0.0439527462331204" calcext:value-type="float">
            <text:p>-0.0439527462</text:p>
          </table:table-cell>
          <table:table-cell table:formula="of:=[.G39]-POWER([.C2];2)" office:value-type="float" office:value="1.90635156943244" calcext:value-type="float">
            <text:p>1.9063515694</text:p>
          </table:table-cell>
          <table:table-cell table:formula="of:=36/35" office:value-type="float" office:value="1.02857142857143" calcext:value-type="float">
            <text:p>1.0285714286</text:p>
          </table:table-cell>
        </table:table-row>
        <table:table-row table:style-name="ro1">
          <table:table-cell table:number-columns-repeated="2" office:value-type="float" office:value="4.024175" calcext:value-type="float">
            <text:p>4.024175</text:p>
          </table:table-cell>
          <table:table-cell table:number-columns-repeated="3"/>
          <table:table-cell table:formula="of:=SQRT('var')" office:value-type="float" office:value="1.40029238272959" calcext:value-type="float">
            <text:p>1.4002923827</text:p>
          </table:table-cell>
          <table:table-cell table:formula="of:=[.B3]*[.B3]" office:value-type="float" office:value="16.193984430625" calcext:value-type="float">
            <text:p>16.1939844306</text:p>
          </table:table-cell>
          <table:table-cell table:formula="of:=[.B3]*[.B3]*[.B3]" office:value-type="float" office:value="65.1674272961103" calcext:value-type="float">
            <text:p>65.1674272961</text:p>
          </table:table-cell>
          <table:table-cell table:formula="of:=[.I2]/6" office:value-type="float" office:value="-0.00732545770552006" calcext:value-type="float">
            <text:p>-0.0073254577</text:p>
          </table:table-cell>
          <table:table-cell table:formula="of:=([.G38]-POWER([.B38];2)/36)/35" office:value-type="float" office:value="1.96081875713051" calcext:value-type="float">
            <text:p>1.9608187571</text:p>
          </table:table-cell>
          <table:table-cell/>
        </table:table-row>
        <table:table-row table:style-name="ro1">
          <table:table-cell table:number-columns-repeated="2" office:value-type="float" office:value="3.558836" calcext:value-type="float">
            <text:p>3.558836</text:p>
          </table:table-cell>
          <table:table-cell table:number-columns-repeated="3"/>
          <table:table-cell table:formula="of:=VARP([.B2:.B37])" office:value-type="float" office:value="1.90635156943243" calcext:value-type="float">
            <text:p>1.9063515694</text:p>
          </table:table-cell>
          <table:table-cell table:formula="of:=[.B4]*[.B4]" office:value-type="float" office:value="12.665313674896" calcext:value-type="float">
            <text:p>12.6653136749</text:p>
          </table:table-cell>
          <table:table-cell table:formula="of:=[.B4]*[.B4]*[.B4]" office:value-type="float" office:value="45.0737742575122" calcext:value-type="float">
            <text:p>45.0737742575</text:p>
          </table:table-cell>
          <table:table-cell table:formula="of:=[.K2]*(([.H39]-POWER([.C2];3)-3*[.C2]*[.F4])/POWER([.F4];1.5))" office:value-type="float" office:value="-0.0452085389826381" calcext:value-type="float">
            <text:p>-0.0452085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.477954" calcext:value-type="float">
            <text:p>4.477954</text:p>
          </table:table-cell>
          <table:table-cell table:number-columns-repeated="4"/>
          <table:table-cell table:formula="of:=[.B5]*[.B5]" office:value-type="float" office:value="20.052072026116" calcext:value-type="float">
            <text:p>20.0520720261</text:p>
          </table:table-cell>
          <table:table-cell table:formula="of:=[.B5]*[.B5]*[.B5]" office:value-type="float" office:value="89.7922561376343" calcext:value-type="float">
            <text:p>89.792256137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336034" calcext:value-type="float">
            <text:p>2.336034</text:p>
          </table:table-cell>
          <table:table-cell table:number-columns-repeated="4"/>
          <table:table-cell table:formula="of:=[.B6]*[.B6]" office:value-type="float" office:value="5.457054849156" calcext:value-type="float">
            <text:p>5.4570548492</text:p>
          </table:table-cell>
          <table:table-cell table:formula="of:=[.B6]*[.B6]*[.B6]" office:value-type="float" office:value="12.7478656674933" calcext:value-type="float">
            <text:p>12.74786566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618961" calcext:value-type="float">
            <text:p>2.618961</text:p>
          </table:table-cell>
          <table:table-cell table:number-columns-repeated="4"/>
          <table:table-cell table:formula="of:=[.B7]*[.B7]" office:value-type="float" office:value="6.858956719521" calcext:value-type="float">
            <text:p>6.8589567195</text:p>
          </table:table-cell>
          <table:table-cell table:formula="of:=[.B7]*[.B7]*[.B7]" office:value-type="float" office:value="17.9633401491134" calcext:value-type="float">
            <text:p>17.96334014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162173" calcext:value-type="float">
            <text:p>1.162173</text:p>
          </table:table-cell>
          <table:table-cell table:number-columns-repeated="4"/>
          <table:table-cell table:formula="of:=[.B8]*[.B8]" office:value-type="float" office:value="1.350646081929" calcext:value-type="float">
            <text:p>1.3506460819</text:p>
          </table:table-cell>
          <table:table-cell table:formula="of:=[.B8]*[.B8]*[.B8]" office:value-type="float" office:value="1.56968440897367" calcext:value-type="float">
            <text:p>1.569684409</text:p>
          </table:table-cell>
          <table:table-cell table:number-columns-repeated="3"/>
        </table:table-row>
        <table:table-row table:style-name="ro1">
          <table:table-cell office:value-type="float" office:value="0.32041" calcext:value-type="float">
            <text:p>0.32041</text:p>
          </table:table-cell>
          <table:table-cell office:value-type="float" office:value="0.32041" calcext:value-type="float">
            <text:p>0.32041</text:p>
          </table:table-cell>
          <table:table-cell table:number-columns-repeated="4"/>
          <table:table-cell table:formula="of:=[.B9]*[.B9]" office:value-type="float" office:value="0.1026625681" calcext:value-type="float">
            <text:p>0.1026625681</text:p>
          </table:table-cell>
          <table:table-cell table:formula="of:=[.B9]*[.B9]*[.B9]" office:value-type="float" office:value="0.032894113444921" calcext:value-type="float">
            <text:p>0.032894113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166375" calcext:value-type="float">
            <text:p>2.166375</text:p>
          </table:table-cell>
          <table:table-cell table:number-columns-repeated="4"/>
          <table:table-cell table:formula="of:=[.B10]*[.B10]" office:value-type="float" office:value="4.693180640625" calcext:value-type="float">
            <text:p>4.6931806406</text:p>
          </table:table-cell>
          <table:table-cell table:formula="of:=[.B10]*[.B10]*[.B10]" office:value-type="float" office:value="10.167189210334" calcext:value-type="float">
            <text:p>10.167189210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37738" calcext:value-type="float">
            <text:p>2.537738</text:p>
          </table:table-cell>
          <table:table-cell table:number-columns-repeated="4"/>
          <table:table-cell table:formula="of:=[.B11]*[.B11]" office:value-type="float" office:value="6.440114156644" calcext:value-type="float">
            <text:p>6.4401141566</text:p>
          </table:table-cell>
          <table:table-cell table:formula="of:=[.B11]*[.B11]*[.B11]" office:value-type="float" office:value="16.3433224196534" calcext:value-type="float">
            <text:p>16.343322419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445723" calcext:value-type="float">
            <text:p>3.445723</text:p>
          </table:table-cell>
          <table:table-cell table:number-columns-repeated="4"/>
          <table:table-cell table:formula="of:=[.B12]*[.B12]" office:value-type="float" office:value="11.873006992729" calcext:value-type="float">
            <text:p>11.8730069927</text:p>
          </table:table-cell>
          <table:table-cell table:formula="of:=[.B12]*[.B12]*[.B12]" office:value-type="float" office:value="40.9110932740072" calcext:value-type="float">
            <text:p>40.91109327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483796" calcext:value-type="float">
            <text:p>4.483796</text:p>
          </table:table-cell>
          <table:table-cell table:number-columns-repeated="4"/>
          <table:table-cell table:formula="of:=[.B13]*[.B13]" office:value-type="float" office:value="20.104426569616" calcext:value-type="float">
            <text:p>20.1044265696</text:p>
          </table:table-cell>
          <table:table-cell table:formula="of:=[.B13]*[.B13]*[.B13]" office:value-type="float" office:value="90.1441474351379" calcext:value-type="float">
            <text:p>90.144147435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448646" calcext:value-type="float">
            <text:p>1.448646</text:p>
          </table:table-cell>
          <table:table-cell table:number-columns-repeated="4"/>
          <table:table-cell table:formula="of:=[.B14]*[.B14]" office:value-type="float" office:value="2.098575233316" calcext:value-type="float">
            <text:p>2.0985752333</text:p>
          </table:table-cell>
          <table:table-cell table:formula="of:=[.B14]*[.B14]*[.B14]" office:value-type="float" office:value="3.04009261744229" calcext:value-type="float">
            <text:p>3.040092617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41461" calcext:value-type="float">
            <text:p>2.41461</text:p>
          </table:table-cell>
          <table:table-cell table:number-columns-repeated="4"/>
          <table:table-cell table:formula="of:=[.B15]*[.B15]" office:value-type="float" office:value="5.8303414521" calcext:value-type="float">
            <text:p>5.8303414521</text:p>
          </table:table-cell>
          <table:table-cell table:formula="of:=[.B15]*[.B15]*[.B15]" office:value-type="float" office:value="14.0780007736552" calcext:value-type="float">
            <text:p>14.07800077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629148" calcext:value-type="float">
            <text:p>2.629148</text:p>
          </table:table-cell>
          <table:table-cell table:number-columns-repeated="4"/>
          <table:table-cell table:formula="of:=[.B16]*[.B16]" office:value-type="float" office:value="6.912419205904" calcext:value-type="float">
            <text:p>6.9124192059</text:p>
          </table:table-cell>
          <table:table-cell table:formula="of:=[.B16]*[.B16]*[.B16]" office:value-type="float" office:value="18.1737731303641" calcext:value-type="float">
            <text:p>18.173773130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677762" calcext:value-type="float">
            <text:p>3.677762</text:p>
          </table:table-cell>
          <table:table-cell table:number-columns-repeated="4"/>
          <table:table-cell table:formula="of:=[.B17]*[.B17]" office:value-type="float" office:value="13.525933328644" calcext:value-type="float">
            <text:p>13.5259333286</text:p>
          </table:table-cell>
          <table:table-cell table:formula="of:=[.B17]*[.B17]*[.B17]" office:value-type="float" office:value="49.7451636106204" calcext:value-type="float">
            <text:p>49.745163610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521918" calcext:value-type="float">
            <text:p>4.521918</text:p>
          </table:table-cell>
          <table:table-cell table:number-columns-repeated="4"/>
          <table:table-cell table:formula="of:=[.B18]*[.B18]" office:value-type="float" office:value="20.447742398724" calcext:value-type="float">
            <text:p>20.4477423987</text:p>
          </table:table-cell>
          <table:table-cell table:formula="of:=[.B18]*[.B18]*[.B18]" office:value-type="float" office:value="92.4630144121533" calcext:value-type="float">
            <text:p>92.46301441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236153" calcext:value-type="float">
            <text:p>4.236153</text:p>
          </table:table-cell>
          <table:table-cell table:number-columns-repeated="4"/>
          <table:table-cell table:formula="of:=[.B19]*[.B19]" office:value-type="float" office:value="17.944992239409" calcext:value-type="float">
            <text:p>17.9449922394</text:p>
          </table:table-cell>
          <table:table-cell table:formula="of:=[.B19]*[.B19]*[.B19]" office:value-type="float" office:value="76.0177327099492" calcext:value-type="float">
            <text:p>76.01773270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324531" calcext:value-type="float">
            <text:p>5.324531</text:p>
          </table:table-cell>
          <table:table-cell table:number-columns-repeated="4"/>
          <table:table-cell table:formula="of:=[.B20]*[.B20]" office:value-type="float" office:value="28.350630369961" calcext:value-type="float">
            <text:p>28.35063037</text:p>
          </table:table-cell>
          <table:table-cell table:formula="of:=[.B20]*[.B20]*[.B20]" office:value-type="float" office:value="150.953810274399" calcext:value-type="float">
            <text:p>150.95381027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759223" calcext:value-type="float">
            <text:p>3.759223</text:p>
          </table:table-cell>
          <table:table-cell table:number-columns-repeated="4"/>
          <table:table-cell table:formula="of:=[.B21]*[.B21]" office:value-type="float" office:value="14.131757563729" calcext:value-type="float">
            <text:p>14.1317575637</text:p>
          </table:table-cell>
          <table:table-cell table:formula="of:=[.B21]*[.B21]*[.B21]" office:value-type="float" office:value="53.124428063994" calcext:value-type="float">
            <text:p>53.124428064</text:p>
          </table:table-cell>
          <table:table-cell table:number-columns-repeated="3"/>
        </table:table-row>
        <table:table-row table:style-name="ro1">
          <table:table-cell office:value-type="float" office:value="4.62494" calcext:value-type="float">
            <text:p>4.62494</text:p>
          </table:table-cell>
          <table:table-cell office:value-type="float" office:value="4.62494" calcext:value-type="float">
            <text:p>4.62494</text:p>
          </table:table-cell>
          <table:table-cell table:number-columns-repeated="4"/>
          <table:table-cell table:formula="of:=[.B22]*[.B22]" office:value-type="float" office:value="21.3900700036" calcext:value-type="float">
            <text:p>21.3900700036</text:p>
          </table:table-cell>
          <table:table-cell table:formula="of:=[.B22]*[.B22]*[.B22]" office:value-type="float" office:value="98.9277903624498" calcext:value-type="float">
            <text:p>98.92779036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03303" calcext:value-type="float">
            <text:p>2.503303</text:p>
          </table:table-cell>
          <table:table-cell table:number-columns-repeated="4"/>
          <table:table-cell table:formula="of:=[.B23]*[.B23]" office:value-type="float" office:value="6.266525909809" calcext:value-type="float">
            <text:p>6.2665259098</text:p>
          </table:table-cell>
          <table:table-cell table:formula="of:=[.B23]*[.B23]*[.B23]" office:value-type="float" office:value="15.6870131096026" calcext:value-type="float">
            <text:p>15.68701310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783565" calcext:value-type="float">
            <text:p>2.783565</text:p>
          </table:table-cell>
          <table:table-cell table:number-columns-repeated="4"/>
          <table:table-cell table:formula="of:=[.B24]*[.B24]" office:value-type="float" office:value="7.748234109225" calcext:value-type="float">
            <text:p>7.7482341092</text:p>
          </table:table-cell>
          <table:table-cell table:formula="of:=[.B24]*[.B24]*[.B24]" office:value-type="float" office:value="21.5677132782449" calcext:value-type="float">
            <text:p>21.567713278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696181" calcext:value-type="float">
            <text:p>1.696181</text:p>
          </table:table-cell>
          <table:table-cell table:number-columns-repeated="4"/>
          <table:table-cell table:formula="of:=[.B25]*[.B25]" office:value-type="float" office:value="2.877029984761" calcext:value-type="float">
            <text:p>2.8770299848</text:p>
          </table:table-cell>
          <table:table-cell table:formula="of:=[.B25]*[.B25]*[.B25]" office:value-type="float" office:value="4.8799635965819" calcext:value-type="float">
            <text:p>4.87996359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776349" calcext:value-type="float">
            <text:p>2.776349</text:p>
          </table:table-cell>
          <table:table-cell table:number-columns-repeated="4"/>
          <table:table-cell table:formula="of:=[.B26]*[.B26]" office:value-type="float" office:value="7.708113769801" calcext:value-type="float">
            <text:p>7.7081137698</text:p>
          </table:table-cell>
          <table:table-cell table:formula="of:=[.B26]*[.B26]*[.B26]" office:value-type="float" office:value="21.4004139566732" calcext:value-type="float">
            <text:p>21.40041395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006373" calcext:value-type="float">
            <text:p>3.006373</text:p>
          </table:table-cell>
          <table:table-cell table:number-columns-repeated="4"/>
          <table:table-cell table:formula="of:=[.B27]*[.B27]" office:value-type="float" office:value="9.038278615129" calcext:value-type="float">
            <text:p>9.0382786151</text:p>
          </table:table-cell>
          <table:table-cell table:formula="of:=[.B27]*[.B27]*[.B27]" office:value-type="float" office:value="27.1724367950012" calcext:value-type="float">
            <text:p>27.1724367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016097" calcext:value-type="float">
            <text:p>4.016097</text:p>
          </table:table-cell>
          <table:table-cell table:number-columns-repeated="4"/>
          <table:table-cell table:formula="of:=[.B28]*[.B28]" office:value-type="float" office:value="16.129035113409" calcext:value-type="float">
            <text:p>16.1290351134</text:p>
          </table:table-cell>
          <table:table-cell table:formula="of:=[.B28]*[.B28]*[.B28]" office:value-type="float" office:value="64.7757695318566" calcext:value-type="float">
            <text:p>64.77576953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938683" calcext:value-type="float">
            <text:p>4.938683</text:p>
          </table:table-cell>
          <table:table-cell table:number-columns-repeated="4"/>
          <table:table-cell table:formula="of:=[.B29]*[.B29]" office:value-type="float" office:value="24.390589774489" calcext:value-type="float">
            <text:p>24.3905897745</text:p>
          </table:table-cell>
          <table:table-cell table:formula="of:=[.B29]*[.B29]*[.B29]" office:value-type="float" office:value="120.457391079243" calcext:value-type="float">
            <text:p>120.457391079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41744" calcext:value-type="float">
            <text:p>4.41744</text:p>
          </table:table-cell>
          <table:table-cell table:number-columns-repeated="4"/>
          <table:table-cell table:formula="of:=[.B30]*[.B30]" office:value-type="float" office:value="19.5137761536" calcext:value-type="float">
            <text:p>19.5137761536</text:p>
          </table:table-cell>
          <table:table-cell table:formula="of:=[.B30]*[.B30]*[.B30]" office:value-type="float" office:value="86.2009353319588" calcext:value-type="float">
            <text:p>86.2009353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499191" calcext:value-type="float">
            <text:p>5.499191</text:p>
          </table:table-cell>
          <table:table-cell table:number-columns-repeated="4"/>
          <table:table-cell table:formula="of:=[.B31]*[.B31]" office:value-type="float" office:value="30.241101654481" calcext:value-type="float">
            <text:p>30.2411016545</text:p>
          </table:table-cell>
          <table:table-cell table:formula="of:=[.B31]*[.B31]*[.B31]" office:value-type="float" office:value="166.301594048407" calcext:value-type="float">
            <text:p>166.30159404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880472" calcext:value-type="float">
            <text:p>3.880472</text:p>
          </table:table-cell>
          <table:table-cell table:number-columns-repeated="4"/>
          <table:table-cell table:formula="of:=[.B32]*[.B32]" office:value-type="float" office:value="15.058062942784" calcext:value-type="float">
            <text:p>15.0580629428</text:p>
          </table:table-cell>
          <table:table-cell table:formula="of:=[.B32]*[.B32]*[.B32]" office:value-type="float" office:value="58.4323916237109" calcext:value-type="float">
            <text:p>58.43239162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734094" calcext:value-type="float">
            <text:p>4.734094</text:p>
          </table:table-cell>
          <table:table-cell table:number-columns-repeated="4"/>
          <table:table-cell table:formula="of:=[.B33]*[.B33]" office:value-type="float" office:value="22.411646000836" calcext:value-type="float">
            <text:p>22.4116460008</text:p>
          </table:table-cell>
          <table:table-cell table:formula="of:=[.B33]*[.B33]*[.B33]" office:value-type="float" office:value="106.098838862682" calcext:value-type="float">
            <text:p>106.09883886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54611" calcext:value-type="float">
            <text:p>2.554611</text:p>
          </table:table-cell>
          <table:table-cell table:number-columns-repeated="4"/>
          <table:table-cell table:formula="of:=[.B34]*[.B34]" office:value-type="float" office:value="6.526037361321" calcext:value-type="float">
            <text:p>6.5260373613</text:p>
          </table:table-cell>
          <table:table-cell table:formula="of:=[.B34]*[.B34]*[.B34]" office:value-type="float" office:value="16.6714868296416" calcext:value-type="float">
            <text:p>16.67148682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633633" calcext:value-type="float">
            <text:p>2.633633</text:p>
          </table:table-cell>
          <table:table-cell table:number-columns-repeated="4"/>
          <table:table-cell table:formula="of:=[.B35]*[.B35]" office:value-type="float" office:value="6.936022778689" calcext:value-type="float">
            <text:p>6.9360227787</text:p>
          </table:table-cell>
          <table:table-cell table:formula="of:=[.B35]*[.B35]*[.B35]" office:value-type="float" office:value="18.2669384787071" calcext:value-type="float">
            <text:p>18.26693847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607129" calcext:value-type="float">
            <text:p>6.607129</text:p>
          </table:table-cell>
          <table:table-cell table:number-columns-repeated="4"/>
          <table:table-cell table:formula="of:=[.B36]*[.B36]" office:value-type="float" office:value="43.654153622641" calcext:value-type="float">
            <text:p>43.6541536226</text:p>
          </table:table-cell>
          <table:table-cell table:formula="of:=[.B36]*[.B36]*[.B36]" office:value-type="float" office:value="288.428624370606" calcext:value-type="float">
            <text:p>288.428624370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529676" calcext:value-type="float">
            <text:p>5.529676</text:p>
          </table:table-cell>
          <table:table-cell table:number-columns-repeated="4"/>
          <table:table-cell table:formula="of:=[.B37]*[.B37]" office:value-type="float" office:value="30.577316664976" calcext:value-type="float">
            <text:p>30.577316665</text:p>
          </table:table-cell>
          <table:table-cell table:formula="of:=[.B37]*[.B37]*[.B37]" office:value-type="float" office:value="169.082654106718" calcext:value-type="float">
            <text:p>169.0826541067</text:p>
          </table:table-cell>
          <table:table-cell table:number-columns-repeated="3"/>
        </table:table-row>
        <table:table-row table:style-name="ro1">
          <table:table-cell/>
          <table:table-cell table:formula="of:=SUM([.B2:.B37])" office:value-type="float" office:value="126.799859" calcext:value-type="float">
            <text:p>126.799859</text:p>
          </table:table-cell>
          <table:table-cell table:number-columns-repeated="4"/>
          <table:table-cell table:style-name="ce1" table:formula="of:=SUM([.G2:.G37])" office:value-type="float" office:value="515.245441011231" calcext:value-type="float">
            <text:p>515.2454410112</text:p>
          </table:table-cell>
          <table:table-cell table:style-name="ce1" table:formula="of:=SUM([.H2:.H37])" office:value-type="float" office:value="2294.09235553244" calcext:value-type="float">
            <text:p>2294.092355532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/36" office:value-type="float" office:value="14.3123733614231" calcext:value-type="float">
            <text:p>14.3123733614</text:p>
          </table:table-cell>
          <table:table-cell table:formula="of:=[.H38]/36" office:value-type="float" office:value="63.7247876536789" calcext:value-type="float">
            <text:p>63.724787653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" table:formula="of:=2294.092356-2337.299122" office:value-type="float" office:value="-43.2067659999998" calcext:value-type="float">
            <text:p>-43.2067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2:04:35.18180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10:48.982303980</meta:creation-date>
    <dc:date>2018-03-09T12:34:56.603763590</dc:date>
    <meta:editing-duration>PT1H35M3S</meta:editing-duration>
    <meta:editing-cycles>4</meta:editing-cycles>
    <meta:generator>LibreOffice/4.3.2.2$Linux_X86_64 LibreOffice_project/edfb5295ba211bd31ad47d0bad0118690f76407d</meta:generator>
    <meta:document-statistic meta:table-count="1" meta:cell-count="171" meta:object-count="0"/>
  </office:meta>
</office:document-meta>
</file>